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2" svg:font-family="FreeSans" style:font-family-generic="swiss"/>
    <style:font-face style:name="Noto Sans" svg:font-family="'Noto Sans'" style:font-family-generic="swiss"/>
    <style:font-face style:name="FreeSans1" svg:font-family="FreeSans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8cm" table:align="left" style:writing-mode="lr-tb"/>
    </style:style>
    <style:style style:name="Таблица2.A" style:family="table-column">
      <style:table-column-properties style:column-width="7.615cm"/>
    </style:style>
    <style:style style:name="Таблица2.B" style:family="table-column">
      <style:table-column-properties style:column-width="10.38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="none" style:writing-mode="lr-tb"/>
    </style:style>
    <style:style style:name="Таблица2.A4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text-properties officeooo:rsid="000ffb74" officeooo:paragraph-rsid="000ffb74"/>
    </style:style>
    <style:style style:name="P2" style:family="paragraph" style:parent-style-name="Standard">
      <style:text-properties style:font-name="Times New Roman" fo:font-size="11pt" style:font-size-asian="11pt" style:font-name-complex="Times New Roman" style:font-size-complex="11pt"/>
    </style:style>
    <style:style style:name="P3" style:family="paragraph" style:parent-style-name="Standard">
      <style:paragraph-properties style:text-autospace="none"/>
      <style:text-properties style:font-name="Times New Roman" fo:font-size="11pt" fo:language="ru" fo:country="RU" fo:font-weight="normal" style:font-size-asian="11pt" style:font-weight-asian="normal" style:font-name-complex="Times New Roman" style:font-size-complex="11pt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Times New Roman" fo:font-size="11pt" fo:language="ru" fo:country="RU" style:font-size-asian="11pt" style:font-name-complex="Times New Roman" style:font-size-complex="11pt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ffb74" officeooo:paragraph-rsid="000ffb74" style:font-size-asian="12pt" style:font-size-complex="12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fo:font-weight="bold" officeooo:paragraph-rsid="0016614e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text-properties officeooo:paragraph-rsid="0015757b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center" style:justify-single-word="false" style:text-autospace="none"/>
    </style:style>
    <style:style style:name="P12" style:family="paragraph" style:parent-style-name="Standard">
      <style:text-properties style:use-window-font-color="true" style:font-name="Times New Roman" fo:font-size="11pt" style:font-size-asian="11pt" style:font-name-complex="Times New Roman" style:font-size-complex="11pt"/>
    </style:style>
    <style:style style:name="P13" style:family="paragraph" style:parent-style-name="Standard">
      <style:text-properties style:use-window-font-color="true"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style:use-window-font-color="true"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fo:color="#000000" fo:font-size="11pt" style:text-underline-style="none" style:font-size-asian="11pt" style:font-size-complex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fo:color="#000000"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2pt" officeooo:paragraph-rsid="0017b3e4" style:font-size-asian="12pt" style:font-name-complex="Times New Roman" style:font-size-complex="12pt"/>
    </style:style>
    <style:style style:name="P18" style:family="paragraph" style:parent-style-name="Table_20_Contents">
      <style:text-properties style:font-name="Liberation Serif" fo:font-size="12pt" officeooo:rsid="000ffb74" officeooo:paragraph-rsid="0017b3e4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name-complex="Times New Roman" style:font-size-complex="11pt"/>
    </style:style>
    <style:style style:name="P2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paragraph-properties fo:text-align="start" style:justify-single-word="false" style:writing-mode="lr-tb"/>
    </style:style>
    <style:style style:name="P22" style:family="paragraph" style:parent-style-name="Standard">
      <style:text-properties fo:font-weight="bold" officeooo:paragraph-rsid="000ffb74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super 58%" fo:font-size="11pt" style:font-size-asian="11pt" style:font-size-complex="11pt"/>
    </style:style>
    <style:style style:name="T3" style:family="text">
      <style:text-properties style:text-position="super 58%" style:font-name="Times New Roman" fo:font-size="11pt" style:font-size-asian="11pt" style:font-name-complex="Times New Roman" style:font-size-complex="11pt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style:text-position="0% 100%" fo:font-size="11pt" style:font-size-asian="11pt" style:font-size-complex="11pt"/>
    </style:style>
    <style:style style:name="T6" style:family="text">
      <style:text-properties style:font-name="Times New Roman" fo:font-size="11pt" style:font-size-asian="11pt" style:font-name-complex="Times New Roman" style:font-size-complex="11pt"/>
    </style:style>
    <style:style style:name="T7" style:family="text">
      <style:text-properties style:font-name="Times New Roman" fo:font-size="11pt" fo:language="en" fo:country="US" style:font-size-asian="11pt" style:font-name-complex="Times New Roman" style:font-size-complex="11pt"/>
    </style:style>
    <style:style style:name="T8" style:family="text">
      <style:text-properties style:font-name="Times New Roman" fo:font-size="11pt" fo:language="ru" fo:country="RU" style:font-size-asian="11pt" style:font-name-complex="Times New Roman" style:font-size-complex="11pt"/>
    </style:style>
    <style:style style:name="T9" style:family="text">
      <style:text-properties style:font-name="Times New Roman" fo:font-size="11pt" style:font-name-asian="Tahoma1" style:font-size-asian="11pt" style:font-name-complex="Times New Roman" style:font-size-complex="11pt"/>
    </style:style>
    <style:style style:name="T10" style:family="text">
      <style:text-properties fo:color="#0000ee" style:text-underline-style="solid" style:text-underline-width="auto" style:text-underline-color="font-color" officeooo:rsid="0016614e"/>
    </style:style>
    <style:style style:name="T11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officeooo:rsid="0015757b" style:font-style-asian="normal" style:font-weight-asian="normal" style:font-name-complex="Times New Roman" style:text-emphasize="none"/>
    </style:style>
    <style:style style:name="T12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officeooo:rsid="0017b3e4" style:font-style-asian="normal" style:font-weight-asian="normal" style:font-name-complex="Times New Roman" style:text-emphasize="none"/>
    </style:style>
    <style:style style:name="T13" style:family="text">
      <style:text-properties style:text-outline="false" style:text-line-through-style="none" style:text-line-through-type="none" style:font-name="Liberation Serif" fo:language="ru" fo:country="RU" fo:font-style="normal" fo:text-shadow="none" style:text-underline-style="none" fo:font-weight="normal" officeooo:rsid="0015757b" style:font-style-asian="normal" style:font-weight-asian="normal" style:font-name-complex="Times New Roman" style:text-emphasize="none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use-window-font-color="true" fo:font-size="11pt" style:font-size-asian="11pt" style:font-size-complex="11pt"/>
    </style:style>
    <style:style style:name="T16" style:family="text">
      <style:text-properties style:use-window-font-color="true" fo:font-size="11pt" style:font-name-asian="Tahoma1" style:font-size-asian="11pt" style:font-name-complex="FreeSans1" style:font-size-complex="11pt"/>
    </style:style>
    <style:style style:name="T17" style:family="text">
      <style:text-properties style:use-window-font-color="true" style:font-name="Noto Sans" fo:font-size="11pt" style:font-name-asian="Tahoma1" style:font-size-asian="11pt" style:font-name-complex="Noto Sans" style:font-size-complex="11pt"/>
    </style:style>
    <style:style style:name="T18" style:family="text">
      <style:text-properties style:use-window-font-color="true" style:text-position="super 58%" fo:font-size="11pt" style:font-name-asian="Tahoma1" style:font-size-asian="11pt" style:font-name-complex="FreeSans1" style:font-size-complex="11pt"/>
    </style:style>
    <style:style style:name="T19" style:family="text">
      <style:text-properties style:use-window-font-color="true" style:text-position="0% 100%" fo:font-size="11pt" style:font-name-asian="Tahoma1" style:font-size-asian="11pt" style:font-name-complex="FreeSans1" style:font-size-complex="11pt"/>
    </style:style>
    <style:style style:name="T20" style:family="text">
      <style:text-properties style:font-name="Times New Roman1" fo:font-size="11pt" style:font-name-asian="Tahoma1" style:font-size-asian="11pt" style:font-name-complex="Times New Roman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0">Лак уретановый S&amp;H Technology Lac WB 189</text:p>
      <text:p text:style-name="P21"/>
      <text:p text:style-name="P1">Области применения: <text:span text:style-name="T10">Деревообрабатывающая промышленность, Строительная отрасль</text:span></text:p>
      <text:p text:style-name="P1"/>
      <text:p text:style-name="P18"><text:tab/><text:span text:style-name="T11">Лак уретановый S&amp;H Technology Lac WB 189 </text:span><text:span text:style-name="T12">э</text:span><text:span text:style-name="T11">кологически чистый, устойчивый к истиранию воднодисперсионный однокомпонентный лак на основе модифицированного полиуретана. После высыхания образует прозрачную, однородную, стойкую к истиранию. <text:s/>Предназначен для </text:span><text:span text:style-name="T13">окраски минеральных и деревянных поверхностей</text:span><text:span text:style-name="T11">., а также ранее окрашенных водно-дисперсионными красками. <text:s/></text:span></text:p>
      <text:p text:style-name="P6"/>
      <text:p text:style-name="P22">Общие свойства</text:p>
      <text:p text:style-name="P17">- обладает водостойкостью и атмосферостойкостью;</text:p>
      <text:p text:style-name="P17">- покрытие не трескается и легко поддается обновлению;</text:p>
      <text:p text:style-name="P17">- отсутствие запаха;</text:p>
      <text:p text:style-name="P17">- хорошее сцепление защитной пленки лака с обрабатываемой поверхностью </text:p>
      <text:p text:style-name="P5"/>
      <text:p text:style-name="P7"><text:span text:style-name="T14">Физико-химические свойства (при температуре 20</text:span><text:span text:style-name="T4">0</text:span><text:span text:style-name="T14">С)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9">Вязкость вещества (чашка Форда 4), с <text:s text:c="7"/>не менее</text:p>
          </table:table-cell>
          <table:table-cell table:style-name="Таблица2.A1" office:value-type="string">
            <text:p text:style-name="P23"><text:s/>20</text:p>
          </table:table-cell>
        </table:table-row>
        <table:table-row table:style-name="Таблица2.1">
          <table:table-cell table:style-name="Таблица2.A1" office:value-type="string">
            <text:p text:style-name="P12">Массовая доля нелетучих в-в, %</text:p>
          </table:table-cell>
          <table:table-cell table:style-name="Таблица2.A1" office:value-type="string">
            <text:p text:style-name="P15">22-30</text:p>
          </table:table-cell>
        </table:table-row>
        <table:table-row table:style-name="Таблица2.1">
          <table:table-cell table:style-name="Таблица2.A1" office:value-type="string">
            <text:p text:style-name="Standard"><text:span text:style-name="T15">Время высыхания до степени 3 при температуре (20</text:span><text:span text:style-name="T17">±</text:span><text:span text:style-name="T16">2)</text:span><text:span text:style-name="T18">0</text:span><text:span text:style-name="T19">С, час, не более</text:span></text:p>
          </table:table-cell>
          <table:table-cell table:style-name="Таблица2.A1" office:value-type="string">
            <text:p text:style-name="P14">1</text:p>
          </table:table-cell>
        </table:table-row>
        <table:table-row table:style-name="Таблица2.1">
          <table:table-cell table:style-name="Таблица2.A4" office:value-type="string">
            <text:p text:style-name="P13">Стойкость пленки к статическому воздействию воды, час, не менее</text:p>
          </table:table-cell>
          <table:table-cell table:style-name="Таблица2.A4" office:value-type="string">
            <text:p text:style-name="P16">120</text:p>
          </table:table-cell>
        </table:table-row>
        <table:table-row table:style-name="Таблица2.1">
          <table:table-cell table:style-name="Таблица2.A4" office:value-type="string">
            <text:p text:style-name="P3">Полное высыхание</text:p>
          </table:table-cell>
          <table:table-cell table:style-name="Таблица2.A4" office:value-type="string">
            <text:p text:style-name="P4">24 часов</text:p>
          </table:table-cell>
        </table:table-row>
        <table:table-row table:style-name="Таблица2.1">
          <table:table-cell table:style-name="Таблица2.A4" office:value-type="string">
            <text:p text:style-name="P3">Межслойная выдержка</text:p>
          </table:table-cell>
          <table:table-cell table:style-name="Таблица2.A4" office:value-type="string">
            <text:p text:style-name="P11"><text:span text:style-name="T7">8 </text:span><text:span text:style-name="T8">час</text:span><text:span text:style-name="T7">ов</text:span></text:p>
          </table:table-cell>
        </table:table-row>
        <table:table-row table:style-name="Таблица2.1">
          <table:table-cell table:style-name="Таблица2.A4" office:value-type="string">
            <text:p text:style-name="P19">Расход</text:p>
          </table:table-cell>
          <table:table-cell table:style-name="Таблица2.A4" office:value-type="string">
            <text:p text:style-name="P10"><text:span text:style-name="T1">100-125 г/м</text:span><text:span text:style-name="T2">2</text:span><text:span text:style-name="T5"> при нанесении в один слой в зависимости от впитывающей способности поверхности</text:span></text:p>
          </table:table-cell>
        </table:table-row>
        <table:table-row table:style-name="Таблица2.1">
          <table:table-cell table:style-name="Таблица2.A4" office:value-type="string">
            <text:p text:style-name="P2">Условия нанесения</text:p>
          </table:table-cell>
          <table:table-cell table:style-name="Таблица2.A4" office:value-type="string">
            <text:p text:style-name="P9"><text:span text:style-name="T6">- температура воздуха от +5 до +35</text:span><text:span text:style-name="T3">0</text:span><text:span text:style-name="T6">С; </text:span></text:p>
            <text:p text:style-name="P9"><text:span text:style-name="T6">- относительная влажность воздуха рекомендуемая (65</text:span><text:span text:style-name="T20">±</text:span><text:span text:style-name="T9">5)</text:span><text:span text:style-name="T6"> %.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2" svg:font-family="FreeSans" style:font-family-generic="swiss"/>
    <style:font-face style:name="Noto Sans" svg:font-family="'Noto Sans'" style:font-family-generic="swiss"/>
    <style:font-face style:name="FreeSans1" svg:font-family="FreeSans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59:33.925014586</meta:creation-date>
    <dc:date>2018-10-16T13:11:50.034334546</dc:date>
    <meta:editing-duration>PT56M57S</meta:editing-duration>
    <meta:editing-cycles>7</meta:editing-cycles>
    <meta:generator>LibreOffice/6.1.2.1$Linux_X86_64 LibreOffice_project/10$Build-1</meta:generator>
    <meta:document-statistic meta:table-count="1" meta:image-count="0" meta:object-count="0" meta:page-count="1" meta:paragraph-count="26" meta:word-count="160" meta:character-count="1217" meta:non-whitespace-character-count="1069"/>
  </office:meta>
</office:document-meta>
</file>